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0cm" draw:shadow="visibl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66" draw:textarea-vertical-align="middle" draw:auto-grow-height="false" fo:min-height="0.749cm" fo:min-width="0.499cm" draw:shadow="visible"/>
    </style:style>
    <style:style style:name="gr7" style:family="graphic" style:parent-style-name="standard">
      <style:graphic-properties draw:stroke="none" draw:fill="solid" draw:fill-color="#3deb3d" draw:opacity-name="Transparency_20_6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none" draw:fill="solid" draw:fill-color="#3deb3d" draw:opacity-name="Transparency_20_5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3deb3d" draw:textarea-horizontal-align="justify" draw:textarea-vertical-align="middle" draw:auto-grow-height="false" draw:shadow="visible"/>
    </style:style>
    <style:style style:name="gr10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fill-color="#00cccc" draw:textarea-horizontal-align="justify" draw:textarea-vertical-align="middle" draw:auto-grow-height="false" draw:shadow="hidden"/>
    </style:style>
    <style:style style:name="gr12" style:family="graphic" style:parent-style-name="standard">
      <style:graphic-properties draw:fill="solid" draw:fill-color="#ff3333"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fill="solid" draw:fill-color="#3deb3d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solid" draw:fill-color="#ffff66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Nimbus Sans L'" style:font-family-generic="swiss" style:font-pitch="variable" fo:font-size="20pt" style:font-size-asian="20pt" style:font-size-complex="20pt"/>
    </style:style>
    <style:style style:name="T1" style:family="text">
      <style:text-properties fo:font-family="'Nimbus Sans L'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5.715cm" svg:x="10.525cm" svg:y="2.905cm">
          <text:p text:style-name="P1"><text:span text:style-name="T1">Top part</text:span></text:p>
          <text:p text:style-name="P1"><text:span text:style-name="T1"/></text:p>
          <text:p text:style-name="P1"><text:span text:style-name="T1">Slower</text:span></text:p>
          <text:p text:style-name="P1"><text:span text:style-name="T1">time consta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8.89cm" svg:height="8.255cm" svg:x="10.525cm" svg:y="11.16cm">
          <text:p text:style-name="P1"><text:span text:style-name="T1">Bottom part</text:span></text:p>
          <text:p text:style-name="P1"><text:span text:style-name="T1"/></text:p>
          <text:p text:style-name="P1"><text:span text:style-name="T1">Fast</text:span></text:p>
          <text:p text:style-name="P1"><text:span text:style-name="T1">time consta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175cm" svg:height="1.27cm" svg:x="11.795cm" svg:y="9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1.905cm" svg:height="3.81cm" svg:x="20.05cm" svg:y="13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.175cm" svg:height="1.27cm" svg:x="15.605cm" svg:y="9.255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5.715cm" svg:height="11.43cm" svg:x="1cm" svg:y="3.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38cm" svg:height="3.149cm" draw:transform="rotate (-1.59174027781971) translate (9.916cm 8.686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7" draw:text-style-name="P2" draw:layer="layout" svg:width="4.445cm" svg:height="3.81cm" svg:x="1.635cm" svg:y="10.525cm">
          <text:p text:style-name="P1"><text:span text:style-name="T1">Less </text:span></text:p>
          <text:p text:style-name="P1"><text:span text:style-name="T1">abstract</text:span></text:p>
          <text:p text:style-name="P1"><text:span text:style-name="T1"><text:s/></text:span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445cm" svg:height="3.81cm" svg:x="1.635cm" svg:y="4.175cm">
          <text:p text:style-name="P2"><text:span text:style-name="T1">More</text:span></text:p>
          <text:p text:style-name="P2"><text:span text:style-name="T1">abstract</text:span></text:p>
          <text:p text:style-name="P2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175cm" svg:height="1.27cm" svg:x="6.715cm" svg:y="4.8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3.175cm" svg:height="1.27cm" svg:x="6.715cm" svg:y="13.0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.81cm" svg:height="6.985cm" svg:x="22.59cm" svg:y="11.795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08cm" svg:height="2.54cm" svg:x="21.32cm" svg:y="3.54cm">
          <text:p text:style-name="P1"><text:span text:style-name="T1">Hierarchical</text:span></text:p>
          <text:p text:style-name="P1"><text:span text:style-name="T1">reservo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08cm" svg:height="3.81cm" svg:x="21.32cm" svg:y="6.715cm">
          <text:p text:style-name="P1"><text:span text:style-name="T1">Additional</text:span></text:p>
          <text:p text:style-name="P1"><text:span text:style-name="T1">connection </text:span></text:p>
          <text:p text:style-name="P1"><text:span text:style-name="T1">for uniform</text:span></text:p>
          <text:p text:style-name="P1"><text:span text:style-name="T1">reservoir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6.985cm" svg:height="1.27cm" svg:x="1cm" svg:y="15.605cm">
          <text:p text:style-name="P1"><text:span text:style-name="T1">Topological input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985cm" svg:height="1.27cm" svg:x="1cm" svg:y="17.51cm">
          <text:p text:style-name="P1"><text:span text:style-name="T1">Uniform inpu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axial" draw:start="100%" draw:end="0%" draw:angle="300" draw:border="0%"/>
    <draw:opacity draw:name="Transparency_20_2" draw:display-name="Transparency 2" draw:style="axial" draw:start="100%" draw:end="0%" draw:angle="300" draw:border="30%"/>
    <draw:opacity draw:name="Transparency_20_3" draw:display-name="Transparency 3" draw:style="axial" draw:start="70%" draw:end="0%" draw:angle="300" draw:border="10%"/>
    <draw:opacity draw:name="Transparency_20_4" draw:display-name="Transparency 4" draw:style="axial" draw:start="60%" draw:end="0%" draw:angle="300" draw:border="20%"/>
    <draw:opacity draw:name="Transparency_20_5" draw:display-name="Transparency 5" draw:style="axial" draw:start="75%" draw:end="0%" draw:angle="300" draw:border="20%"/>
    <draw:opacity draw:name="Transparency_20_6" draw:display-name="Transparency 6" draw:style="axial" draw:start="75%" draw:end="0%" draw:angle="1500" draw:border="2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3333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visible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emco </meta:initial-creator>
    <meta:creation-date>2012-02-27T16:16:05</meta:creation-date>
    <dc:date>2012-02-27T16:58:34</dc:date>
    <dc:creator>remco </dc:creator>
    <meta:editing-duration>PT11M28S</meta:editing-duration>
    <meta:editing-cycles>1</meta:editing-cycles>
    <meta:document-statistic meta:object-count="16"/>
    <meta:generator>LibreOffice/3.3$Linux LibreOffice_project/330m19$Build-401</meta:generator>
  </office:meta>
</office:document-meta>
</file>